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71.45529938" calcext:value-type="float">
            <text:p>71,45529938</text:p>
          </table:table-cell>
          <table:table-cell office:value-type="float" office:value="1.457615735E-026" calcext:value-type="float">
            <text:p>1,46E-026</text:p>
          </table:table-cell>
          <table:table-cell office:value-type="float" office:value="4.486491203" calcext:value-type="float">
            <text:p>4,486491203</text:p>
          </table:table-cell>
          <table:table-cell table:style-name="ce2" table:formula="of:=([.E3]-[.E2])/[.E2]" office:value-type="float" office:value="0.00340324160862896" calcext:value-type="float">
            <text:p>0,00340324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3264" calcext:value-type="float">
            <text:p>143264</text:p>
          </table:table-cell>
          <table:table-cell office:value-type="float" office:value="76.97251129" calcext:value-type="float">
            <text:p>76,97251129</text:p>
          </table:table-cell>
          <table:table-cell office:value-type="float" office:value="1.76078932E-020" calcext:value-type="float">
            <text:p>1,76E-020</text:p>
          </table:table-cell>
          <table:table-cell office:value-type="float" office:value="3.071940899" calcext:value-type="float">
            <text:p>3,07194089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3264" calcext:value-type="float">
            <text:p>143264</text:p>
          </table:table-cell>
          <table:table-cell office:value-type="float" office:value="87.41484833" calcext:value-type="float">
            <text:p>87,41484833</text:p>
          </table:table-cell>
          <table:table-cell office:value-type="float" office:value="1.546809328E-020" calcext:value-type="float">
            <text:p>1,55E-020</text:p>
          </table:table-cell>
          <table:table-cell office:value-type="float" office:value="3.075875759" calcext:value-type="float">
            <text:p>3,075875759</text:p>
          </table:table-cell>
          <table:table-cell table:formula="of:=([.E5]-[.E4])/[.E4]" office:value-type="float" office:value="0.00128090354904976" calcext:value-type="float">
            <text:p>0,001280903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3743" calcext:value-type="float">
            <text:p>143743</text:p>
          </table:table-cell>
          <table:table-cell office:value-type="float" office:value="88.09757996" calcext:value-type="float">
            <text:p>88,09757996</text:p>
          </table:table-cell>
          <table:table-cell office:value-type="float" office:value="2.888425777E-018" calcext:value-type="float">
            <text:p>2,89E-018</text:p>
          </table:table-cell>
          <table:table-cell office:value-type="float" office:value="2.463768721" calcext:value-type="float">
            <text:p>2,46376872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3743" calcext:value-type="float">
            <text:p>143743</text:p>
          </table:table-cell>
          <table:table-cell office:value-type="float" office:value="96.0545578" calcext:value-type="float">
            <text:p>96,0545578</text:p>
          </table:table-cell>
          <table:table-cell office:value-type="float" office:value="6.129672623E-018" calcext:value-type="float">
            <text:p>6,13E-018</text:p>
          </table:table-cell>
          <table:table-cell office:value-type="float" office:value="2.465989113" calcext:value-type="float">
            <text:p>2,465989113</text:p>
          </table:table-cell>
          <table:table-cell table:style-name="ce3" table:formula="of:=([.E7]-[.E6])/[.E6]" office:value-type="float" office:value="0.000901217708088561" calcext:value-type="float">
            <text:p>0,000901217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3995" calcext:value-type="float">
            <text:p>143995</text:p>
          </table:table-cell>
          <table:table-cell office:value-type="float" office:value="92.92881775" calcext:value-type="float">
            <text:p>92,92881775</text:p>
          </table:table-cell>
          <table:table-cell office:value-type="float" office:value="1.461215161E-015" calcext:value-type="float">
            <text:p>1,46E-015</text:p>
          </table:table-cell>
          <table:table-cell office:value-type="float" office:value="2.096924782" calcext:value-type="float">
            <text:p>2,09692478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3995" calcext:value-type="float">
            <text:p>143995</text:p>
          </table:table-cell>
          <table:table-cell office:value-type="float" office:value="96.73452759" calcext:value-type="float">
            <text:p>96,73452759</text:p>
          </table:table-cell>
          <table:table-cell office:value-type="float" office:value="3.386544873E-015" calcext:value-type="float">
            <text:p>3,39E-015</text:p>
          </table:table-cell>
          <table:table-cell office:value-type="float" office:value="2.098380566" calcext:value-type="float">
            <text:p>2,098380566</text:p>
          </table:table-cell>
          <table:table-cell table:style-name="ce3" table:formula="of:=([.E9]-[.E8])/[.E8]" office:value-type="float" office:value="0.000694247124406399" calcext:value-type="float">
            <text:p>0,000694247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4270" calcext:value-type="float">
            <text:p>144270</text:p>
          </table:table-cell>
          <table:table-cell office:value-type="float" office:value="96.77832031" calcext:value-type="float">
            <text:p>96,77832031</text:p>
          </table:table-cell>
          <table:table-cell office:value-type="float" office:value="0.00000000000005238925206" calcext:value-type="float">
            <text:p>5,24E-014</text:p>
          </table:table-cell>
          <table:table-cell office:value-type="float" office:value="1.844104648" calcext:value-type="float">
            <text:p>1,844104648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4270" calcext:value-type="float">
            <text:p>144270</text:p>
          </table:table-cell>
          <table:table-cell office:value-type="float" office:value="98.87062836" calcext:value-type="float">
            <text:p>98,87062836</text:p>
          </table:table-cell>
          <table:table-cell office:value-type="float" office:value="0.00000000000003651029809" calcext:value-type="float">
            <text:p>3,65E-014</text:p>
          </table:table-cell>
          <table:table-cell office:value-type="float" office:value="1.845140219" calcext:value-type="float">
            <text:p>1,845140219</text:p>
          </table:table-cell>
          <table:table-cell table:style-name="ce3" table:formula="of:=([.E11]-[.E10])/[.E10]" office:value-type="float" office:value="0.000561557610693723" calcext:value-type="float">
            <text:p>0,000561557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4444" calcext:value-type="float">
            <text:p>144444</text:p>
          </table:table-cell>
          <table:table-cell office:value-type="float" office:value="98.88950348" calcext:value-type="float">
            <text:p>98,88950348</text:p>
          </table:table-cell>
          <table:table-cell office:value-type="float" office:value="0.0000000000001492025362" calcext:value-type="float">
            <text:p>1,49E-013</text:p>
          </table:table-cell>
          <table:table-cell office:value-type="float" office:value="1.655318022" calcext:value-type="float">
            <text:p>1,65531802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4444" calcext:value-type="float">
            <text:p>144444</text:p>
          </table:table-cell>
          <table:table-cell office:value-type="float" office:value="100.0986328" calcext:value-type="float">
            <text:p>100,0986328</text:p>
          </table:table-cell>
          <table:table-cell office:value-type="float" office:value="0.000000000001482608849" calcext:value-type="float">
            <text:p>1,48E-012</text:p>
          </table:table-cell>
          <table:table-cell office:value-type="float" office:value="1.65610981" calcext:value-type="float">
            <text:p>1,65610981</text:p>
          </table:table-cell>
          <table:table-cell table:formula="of:=([.E13]-[.E12])/[.E12]" office:value-type="float" office:value="0.000478329837213677" calcext:value-type="float">
            <text:p>0,000478329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4701" calcext:value-type="float">
            <text:p>144701</text:p>
          </table:table-cell>
          <table:table-cell office:value-type="float" office:value="100.1059799" calcext:value-type="float">
            <text:p>100,1059799</text:p>
          </table:table-cell>
          <table:table-cell office:value-type="float" office:value="0.000000000004856426025" calcext:value-type="float">
            <text:p>4,86E-012</text:p>
          </table:table-cell>
          <table:table-cell office:value-type="float" office:value="1.506902218" calcext:value-type="float">
            <text:p>1,506902218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4701" calcext:value-type="float">
            <text:p>144701</text:p>
          </table:table-cell>
          <table:table-cell office:value-type="float" office:value="100.8781357" calcext:value-type="float">
            <text:p>100,8781357</text:p>
          </table:table-cell>
          <table:table-cell office:value-type="float" office:value="0.000000000008312265806" calcext:value-type="float">
            <text:p>8,31E-012</text:p>
          </table:table-cell>
          <table:table-cell office:value-type="float" office:value="1.50754571" calcext:value-type="float">
            <text:p>1,50754571</text:p>
          </table:table-cell>
          <table:table-cell table:formula="of:=([.E15]-[.E14])/[.E14]" office:value-type="float" office:value="0.000427029698618456" calcext:value-type="float">
            <text:p>0,000427029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5002" calcext:value-type="float">
            <text:p>145002</text:p>
          </table:table-cell>
          <table:table-cell office:value-type="float" office:value="100.8834534" calcext:value-type="float">
            <text:p>100,8834534</text:p>
          </table:table-cell>
          <table:table-cell office:value-type="float" office:value="0.000000000009590359756" calcext:value-type="float">
            <text:p>9,59E-012</text:p>
          </table:table-cell>
          <table:table-cell office:value-type="float" office:value="1.385635138" calcext:value-type="float">
            <text:p>1,38563513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5002" calcext:value-type="float">
            <text:p>145002</text:p>
          </table:table-cell>
          <table:table-cell office:value-type="float" office:value="101.8417206" calcext:value-type="float">
            <text:p>101,8417206</text:p>
          </table:table-cell>
          <table:table-cell office:value-type="float" office:value="0.0000000000141466153" calcext:value-type="float">
            <text:p>1,41E-011</text:p>
          </table:table-cell>
          <table:table-cell office:value-type="float" office:value="1.386632323" calcext:value-type="float">
            <text:p>1,386632323</text:p>
          </table:table-cell>
          <table:table-cell table:formula="of:=([.E17]-[.E16])/[.E16]" office:value-type="float" office:value="0.000719659145941708" calcext:value-type="float">
            <text:p>0,000719659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5449" calcext:value-type="float">
            <text:p>145449</text:p>
          </table:table-cell>
          <table:table-cell office:value-type="float" office:value="101.7576752" calcext:value-type="float">
            <text:p>101,7576752</text:p>
          </table:table-cell>
          <table:table-cell office:value-type="float" office:value="0.00000000008777771565" calcext:value-type="float">
            <text:p>8,78E-011</text:p>
          </table:table-cell>
          <table:table-cell office:value-type="float" office:value="1.283901811" calcext:value-type="float">
            <text:p>1,28390181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5449" calcext:value-type="float">
            <text:p>145449</text:p>
          </table:table-cell>
          <table:table-cell office:value-type="float" office:value="102.0624008" calcext:value-type="float">
            <text:p>102,0624008</text:p>
          </table:table-cell>
          <table:table-cell office:value-type="float" office:value="0.0000000003720134756" calcext:value-type="float">
            <text:p>3,72E-010</text:p>
          </table:table-cell>
          <table:table-cell office:value-type="float" office:value="1.284323215" calcext:value-type="float">
            <text:p>1,284323215</text:p>
          </table:table-cell>
          <table:table-cell table:style-name="ce3" table:formula="of:=([.E19]-[.E18])/[.E18]" office:value-type="float" office:value="0.000328221361158377" calcext:value-type="float">
            <text:p>0,000328221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5627" calcext:value-type="float">
            <text:p>145627</text:p>
          </table:table-cell>
          <table:table-cell office:value-type="float" office:value="102.064621" calcext:value-type="float">
            <text:p>102,064621</text:p>
          </table:table-cell>
          <table:table-cell office:value-type="float" office:value="0.000000002005346111" calcext:value-type="float">
            <text:p>2,01E-009</text:p>
          </table:table-cell>
          <table:table-cell office:value-type="float" office:value="1.19654274" calcext:value-type="float">
            <text:p>1,1965427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5627" calcext:value-type="float">
            <text:p>145627</text:p>
          </table:table-cell>
          <table:table-cell office:value-type="float" office:value="102.3458023" calcext:value-type="float">
            <text:p>102,3458023</text:p>
          </table:table-cell>
          <table:table-cell office:value-type="float" office:value="0.0000000006696959653" calcext:value-type="float">
            <text:p>6,70E-010</text:p>
          </table:table-cell>
          <table:table-cell office:value-type="float" office:value="1.196881294" calcext:value-type="float">
            <text:p>1,196881294</text:p>
          </table:table-cell>
          <table:table-cell table:style-name="ce3" table:formula="of:=([.E21]-[.E20])/[.E20]" office:value-type="float" office:value="0.000282943507726307" calcext:value-type="float">
            <text:p>0,000282943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5768" calcext:value-type="float">
            <text:p>145768</text:p>
          </table:table-cell>
          <table:table-cell office:value-type="float" office:value="102.3472214" calcext:value-type="float">
            <text:p>102,3472214</text:p>
          </table:table-cell>
          <table:table-cell office:value-type="float" office:value="0.000000007878254493" calcext:value-type="float">
            <text:p>7,88E-009</text:p>
          </table:table-cell>
          <table:table-cell office:value-type="float" office:value="1.120054483" calcext:value-type="float">
            <text:p>1,120054483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907735115152593" calcext:value-type="float">
            <text:p>0,00090773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1:37:57.233729842</dc:date>
    <meta:document-statistic meta:table-count="1" meta:cell-count="121" meta:object-count="0"/>
    <meta:generator>LibreOffice/4.1.4.2$Linux_X86_64 LibreOffice_project/410m0$Build-2</meta:generator>
  </office:meta>
</office:document-meta>
</file>